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3d7" officeooo:paragraph-rsid="001113d7"/>
    </style:style>
    <style:style style:name="P2" style:family="paragraph" style:parent-style-name="Standard">
      <style:text-properties officeooo:rsid="0014aecf" officeooo:paragraph-rsid="0014aecf"/>
    </style:style>
    <style:style style:name="P3" style:family="paragraph" style:parent-style-name="Standard">
      <style:text-properties officeooo:rsid="0015d8e6" officeooo:paragraph-rsid="0015d8e6"/>
    </style:style>
    <style:style style:name="P4" style:family="paragraph" style:parent-style-name="Standard">
      <style:text-properties officeooo:rsid="0017b1ec" officeooo:paragraph-rsid="0017b1ec"/>
    </style:style>
    <style:style style:name="P5" style:family="paragraph" style:parent-style-name="Standard">
      <style:text-properties officeooo:rsid="0018eef6" officeooo:paragraph-rsid="0018eef6"/>
    </style:style>
    <style:style style:name="P6" style:family="paragraph" style:parent-style-name="Standard">
      <style:text-properties officeooo:rsid="0019fbd1" officeooo:paragraph-rsid="0019fbd1"/>
    </style:style>
    <style:style style:name="P7" style:family="paragraph" style:parent-style-name="Standard">
      <style:text-properties officeooo:rsid="001a7ab8" officeooo:paragraph-rsid="001a7ab8"/>
    </style:style>
    <style:style style:name="P8" style:family="paragraph" style:parent-style-name="Standard">
      <style:text-properties officeooo:rsid="001e5c89" officeooo:paragraph-rsid="001e5c89"/>
    </style:style>
    <style:style style:name="P9" style:family="paragraph" style:parent-style-name="Standard">
      <style:text-properties officeooo:rsid="001f9f09" officeooo:paragraph-rsid="001f9f09"/>
    </style:style>
    <style:style style:name="P10" style:family="paragraph" style:parent-style-name="Standard">
      <style:text-properties officeooo:rsid="00227d24" officeooo:paragraph-rsid="00227d24"/>
    </style:style>
    <style:style style:name="P11" style:family="paragraph" style:parent-style-name="Standard">
      <style:text-properties officeooo:rsid="001c70cd" officeooo:paragraph-rsid="0026c07c"/>
    </style:style>
    <style:style style:name="P12" style:family="paragraph" style:parent-style-name="Standard">
      <style:text-properties officeooo:rsid="00278ab2" officeooo:paragraph-rsid="00278ab2"/>
    </style:style>
    <style:style style:name="P13" style:family="paragraph" style:parent-style-name="Standard">
      <style:text-properties officeooo:rsid="0029e5bd" officeooo:paragraph-rsid="0029e5bd"/>
    </style:style>
    <style:style style:name="P14" style:family="paragraph" style:parent-style-name="Standard">
      <style:text-properties officeooo:rsid="002adb7d" officeooo:paragraph-rsid="002adb7d"/>
    </style:style>
    <style:style style:name="P15" style:family="paragraph" style:parent-style-name="Standard">
      <style:text-properties officeooo:rsid="002adb7d" officeooo:paragraph-rsid="002bda8b"/>
    </style:style>
    <style:style style:name="P16" style:family="paragraph" style:parent-style-name="Standard">
      <style:text-properties officeooo:rsid="002adb7d" officeooo:paragraph-rsid="002c7ba5"/>
    </style:style>
    <style:style style:name="P17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18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19" style:family="paragraph" style:parent-style-name="Standard">
      <style:text-properties fo:font-style="italic" officeooo:rsid="00478a21" officeooo:paragraph-rsid="004a7ec5" style:font-style-asian="italic" style:font-style-complex="italic"/>
    </style:style>
    <style:style style:name="P20" style:family="paragraph" style:parent-style-name="Standard">
      <style:text-properties fo:font-style="italic" officeooo:rsid="004a7ec5" officeooo:paragraph-rsid="004a7ec5" style:font-style-asian="italic" style:font-style-complex="italic"/>
    </style:style>
    <style:style style:name="P21" style:family="paragraph" style:parent-style-name="Standard">
      <style:text-properties fo:font-style="italic" officeooo:rsid="004b34f9" officeooo:paragraph-rsid="004b34f9" style:font-style-asian="italic" style:font-style-complex="italic"/>
    </style:style>
    <style:style style:name="P22" style:family="paragraph" style:parent-style-name="Standard">
      <style:text-properties fo:font-style="italic" officeooo:rsid="004ebb90" officeooo:paragraph-rsid="004ebb90" style:font-style-asian="italic" style:font-style-complex="italic"/>
    </style:style>
    <style:style style:name="P23" style:family="paragraph" style:parent-style-name="Standard">
      <style:text-properties officeooo:rsid="002f9172" officeooo:paragraph-rsid="002f9172"/>
    </style:style>
    <style:style style:name="P24" style:family="paragraph" style:parent-style-name="Standard">
      <style:text-properties officeooo:rsid="00315b1a" officeooo:paragraph-rsid="00315b1a"/>
    </style:style>
    <style:style style:name="P25" style:family="paragraph" style:parent-style-name="Standard">
      <style:text-properties officeooo:rsid="0032d357" officeooo:paragraph-rsid="0032d357"/>
    </style:style>
    <style:style style:name="P26" style:family="paragraph" style:parent-style-name="Standard">
      <style:text-properties officeooo:rsid="0032d357" officeooo:paragraph-rsid="0034ba8b"/>
    </style:style>
    <style:style style:name="P27" style:family="paragraph" style:parent-style-name="Standard">
      <style:text-properties officeooo:rsid="00361319" officeooo:paragraph-rsid="00361319"/>
    </style:style>
    <style:style style:name="P28" style:family="paragraph" style:parent-style-name="Standard">
      <style:text-properties style:text-underline-style="none" officeooo:rsid="00212e48" officeooo:paragraph-rsid="00212e48"/>
    </style:style>
    <style:style style:name="P29" style:family="paragraph" style:parent-style-name="Standard">
      <style:text-properties style:text-underline-style="none" officeooo:rsid="00363a50" officeooo:paragraph-rsid="00363a50"/>
    </style:style>
    <style:style style:name="P30" style:family="paragraph" style:parent-style-name="Standard">
      <style:text-properties officeooo:rsid="003ddad4" officeooo:paragraph-rsid="003ddad4"/>
    </style:style>
    <style:style style:name="P31" style:family="paragraph" style:parent-style-name="Standard">
      <style:text-properties officeooo:rsid="0040987b" officeooo:paragraph-rsid="0040987b"/>
    </style:style>
    <style:style style:name="P32" style:family="paragraph" style:parent-style-name="Standard">
      <style:text-properties officeooo:rsid="0026c07c" officeooo:paragraph-rsid="00311e02"/>
    </style:style>
    <style:style style:name="P33" style:family="paragraph" style:parent-style-name="Standard">
      <style:text-properties officeooo:rsid="0043d95f" officeooo:paragraph-rsid="0043d95f"/>
    </style:style>
    <style:style style:name="P34" style:family="paragraph" style:parent-style-name="Standard">
      <style:text-properties officeooo:rsid="004576d4" officeooo:paragraph-rsid="004576d4"/>
    </style:style>
    <style:style style:name="P35" style:family="paragraph" style:parent-style-name="Standard">
      <style:text-properties officeooo:rsid="0045d518" officeooo:paragraph-rsid="0045d518"/>
    </style:style>
    <style:style style:name="P36" style:family="paragraph" style:parent-style-name="Standard">
      <style:text-properties officeooo:rsid="000f3b5b" officeooo:paragraph-rsid="000f3b5b"/>
    </style:style>
    <style:style style:name="P37" style:family="paragraph" style:parent-style-name="Standard">
      <style:text-properties officeooo:rsid="0046332e" officeooo:paragraph-rsid="0046332e"/>
    </style:style>
    <style:style style:name="P38" style:family="paragraph" style:parent-style-name="Standard">
      <style:text-properties officeooo:rsid="00478a21" officeooo:paragraph-rsid="00478a21"/>
    </style:style>
    <style:style style:name="P39" style:family="paragraph" style:parent-style-name="Standard">
      <style:text-properties officeooo:rsid="004d95b5" officeooo:paragraph-rsid="004d95b5"/>
    </style:style>
    <style:style style:name="P40" style:family="paragraph" style:parent-style-name="Standard">
      <style:text-properties officeooo:rsid="002c7ba5" officeooo:paragraph-rsid="002c7ba5"/>
    </style:style>
    <style:style style:name="P41" style:family="paragraph" style:parent-style-name="Standard">
      <style:text-properties officeooo:rsid="0017e0b0" officeooo:paragraph-rsid="004e90dc"/>
    </style:style>
    <style:style style:name="P42" style:family="paragraph" style:parent-style-name="Standard">
      <style:text-properties officeooo:rsid="004ebb90" officeooo:paragraph-rsid="004ebb90"/>
    </style:style>
    <style:style style:name="P43" style:family="paragraph" style:parent-style-name="Standard">
      <style:text-properties officeooo:rsid="00506a2e" officeooo:paragraph-rsid="00506a2e"/>
    </style:style>
    <style:style style:name="P44" style:family="paragraph" style:parent-style-name="Standard">
      <style:text-properties officeooo:rsid="0052133d" officeooo:paragraph-rsid="0052133d"/>
    </style:style>
    <style:style style:name="P45" style:family="paragraph" style:parent-style-name="Preformatted_20_Text">
      <style:text-properties officeooo:rsid="001abedb" officeooo:paragraph-rsid="00250c84"/>
    </style:style>
    <style:style style:name="P46" style:family="paragraph" style:parent-style-name="Preformatted_20_Text">
      <style:text-properties officeooo:rsid="001abedb" officeooo:paragraph-rsid="0026c07c"/>
    </style:style>
    <style:style style:name="P47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48" style:family="paragraph" style:parent-style-name="Preformatted_20_Text">
      <style:text-properties fo:font-variant="normal" fo:text-transform="none" fo:color="#404040" style:font-name="Consolas" fo:font-size="9pt" fo:letter-spacing="normal" fo:font-style="italic" fo:font-weight="normal" officeooo:rsid="00478a21" officeooo:paragraph-rsid="00478a21" style:font-style-asian="italic" style:font-style-complex="italic"/>
    </style:style>
    <style:style style:name="P49" style:family="paragraph" style:parent-style-name="Preformatted_20_Text">
      <style:text-properties style:text-underline-style="none" officeooo:rsid="00212e48" officeooo:paragraph-rsid="001e5c89"/>
    </style:style>
    <style:style style:name="P50" style:family="paragraph" style:parent-style-name="Preformatted_20_Text">
      <style:paragraph-properties fo:margin-top="0cm" fo:margin-bottom="0cm" loext:contextual-spacing="false" fo:line-height="150%" fo:widows="1" fo:padding="0cm" fo:border="none"/>
      <style:text-properties fo:font-variant="normal" fo:text-transform="none" fo:color="#404040" style:font-name="Consolas" fo:font-size="9pt" fo:letter-spacing="normal" fo:font-style="italic" fo:font-weight="normal" style:font-style-asian="italic" style:font-style-complex="italic"/>
    </style:style>
    <style:style style:name="P5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style:text-underline-style="none" fo:font-weight="normal" officeooo:rsid="0048d367" officeooo:paragraph-rsid="0048d367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rsid="00431a96" officeooo:paragraph-rsid="0057ce31"/>
    </style:style>
    <style:style style:name="P54" style:family="paragraph" style:parent-style-name="Standard">
      <style:text-properties officeooo:rsid="0038feb9" officeooo:paragraph-rsid="003ae6cf" fo:background-color="transparent"/>
    </style:style>
    <style:style style:name="P55" style:family="paragraph" style:parent-style-name="Standard">
      <style:text-properties fo:color="#000000" style:font-name="Liberation Serif" fo:font-size="12pt" officeooo:rsid="00431a96" officeooo:paragraph-rsid="00431a96" fo:background-color="transparent" style:font-size-asian="12pt" style:font-size-complex="12pt"/>
    </style:style>
    <style:style style:name="P56" style:family="paragraph" style:parent-style-name="Standard">
      <style:text-properties fo:color="#000000" style:font-name="Liberation Serif" fo:font-size="12pt" officeooo:rsid="0057ce31" officeooo:paragraph-rsid="005ab950" fo:background-color="transparent" style:font-size-asian="12pt" style:font-size-complex="12pt"/>
    </style:style>
    <style:style style:name="P57" style:family="paragraph" style:parent-style-name="Standard">
      <style:text-properties style:text-underline-style="none" officeooo:rsid="005ab950" officeooo:paragraph-rsid="005ab950"/>
    </style:style>
    <style:style style:name="P58" style:family="paragraph" style:parent-style-name="Standard">
      <style:text-properties style:text-underline-style="none" officeooo:rsid="00212e48" officeooo:paragraph-rsid="00212e48"/>
    </style:style>
    <style:style style:name="P59" style:family="paragraph" style:parent-style-name="Standard">
      <style:text-properties style:text-underline-style="none" officeooo:rsid="003dcf77" officeooo:paragraph-rsid="003dcf77"/>
    </style:style>
    <style:style style:name="P60" style:family="paragraph" style:parent-style-name="Standard">
      <style:text-properties style:text-underline-style="none" officeooo:rsid="005fd2ca" officeooo:paragraph-rsid="005fd2ca"/>
    </style:style>
    <style:style style:name="P61" style:family="paragraph" style:parent-style-name="Standard">
      <style:text-properties fo:font-variant="normal" fo:text-transform="none" fo:color="#242729" style:font-name="Consolas1" fo:font-size="9.75pt" fo:letter-spacing="normal" fo:font-style="normal" style:text-underline-style="none" fo:font-weight="normal" officeooo:rsid="005fd2ca" officeooo:paragraph-rsid="005fd2ca"/>
    </style:style>
    <style:style style:name="P62" style:family="paragraph" style:parent-style-name="Preformatted_20_Text">
      <style:text-properties officeooo:rsid="00431a96" officeooo:paragraph-rsid="00431a96"/>
    </style:style>
    <style:style style:name="P63" style:family="paragraph" style:parent-style-name="Preformatted_20_Text">
      <style:text-properties officeooo:rsid="00431a96" officeooo:paragraph-rsid="005ab950"/>
    </style:style>
    <style:style style:name="P64" style:family="paragraph" style:parent-style-name="Preformatted_20_Text">
      <style:text-properties style:text-underline-style="none" officeooo:rsid="005ab950" officeooo:paragraph-rsid="005ab950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Liberation Serif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303336" style:font-name="Liberation Serif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303336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303336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fo:color="#303336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303336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3" style:family="text">
      <style:text-properties officeooo:rsid="0022e5ff"/>
    </style:style>
    <style:style style:name="T14" style:family="text">
      <style:text-properties officeooo:rsid="0027f01e"/>
    </style:style>
    <style:style style:name="T15" style:family="text">
      <style:text-properties officeooo:rsid="0034ba8b"/>
    </style:style>
    <style:style style:name="T16" style:family="text">
      <style:text-properties officeooo:rsid="00374752"/>
    </style:style>
    <style:style style:name="T17" style:family="text">
      <style:text-properties officeooo:rsid="003ae6cf"/>
    </style:style>
    <style:style style:name="T18" style:family="text">
      <style:text-properties officeooo:rsid="0041e215"/>
    </style:style>
    <style:style style:name="T19" style:family="text">
      <style:text-properties officeooo:rsid="004576d4"/>
    </style:style>
    <style:style style:name="T20" style:family="text">
      <style:text-properties officeooo:rsid="0046332e"/>
    </style:style>
    <style:style style:name="T21" style:family="text">
      <style:text-properties officeooo:rsid="00478a21"/>
    </style:style>
    <style:style style:name="T22" style:family="text">
      <style:text-properties officeooo:rsid="0059b364"/>
    </style:style>
    <style:style style:name="T23" style:family="text">
      <style:text-properties fo:color="#000000"/>
    </style:style>
    <style:style style:name="T24" style:family="text">
      <style:text-properties fo:color="#000000" officeooo:rsid="003ae6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OURCES</text:p>
      <text:p text:style-name="P36"/>
      <text:p text:style-name="P36">→<text:span text:style-name="T20"> installation environnement virtuel python</text:span></text:p>
      <text:p text:style-name="P37">sudo pip install virtualenv</text:p>
      <text:p text:style-name="P37">pour ne pas sudo pip install &lt;paquet&gt; globalement pour chaque paquet installé mais uniquement localement à l'application</text:p>
      <text:p text:style-name="P38">USE = </text:p>
      <text:p text:style-name="P48">$ virtualenv &lt;DIR&gt;</text:p>
      <text:p text:style-name="P50"><text:span text:style-name="T21">$ </text:span>source &lt;DIR&gt;/bin/activate</text:p>
      <text:p text:style-name="P18">installation et explications <text:a xlink:type="simple" xlink:href="https://packaging.python.org/en/latest/installing/#creating-virtual-environments" text:style-name="Internet_20_link" text:visited-style-name="Visited_20_Internet_20_Link">https://packaging.python.org/en/latest/installing/#creating-virtual-environments</text:a></text:p>
      <text:p text:style-name="P18">raisons <text:a xlink:type="simple" xlink:href="http://stackoverflow.com/questions/29325845/permission-denied-for-mkdir" text:style-name="Internet_20_link" text:visited-style-name="Visited_20_Internet_20_Link">http://stackoverflow.com/questions/29325845/permission-denied-for-mkdir</text:a></text:p>
      <text:p text:style-name="P20"><text:a xlink:type="simple" xlink:href="https://virtualenv.pypa.io/en/stable/" text:style-name="Internet_20_link" text:visited-style-name="Visited_20_Internet_20_Link">https://virtualenv.pypa.io/en/stable/</text:a></text:p>
      <text:p text:style-name="P19"/>
      <text:p text:style-name="P21">python +:</text:p>
      <text:p text:style-name="P21"><text:a xlink:type="simple" xlink:href="http://apprendre-python.com/page-virtualenv-python-environnement-virtuel" text:style-name="Internet_20_link" text:visited-style-name="Visited_20_Internet_20_Link">http://apprendre-python.com/page-virtualenv-python-environnement-virtuel</text:a></text:p>
      <text:p text:style-name="P21"/>
      <text:p text:style-name="P38"/>
      <text:p text:style-name="P1">PDF OCR python :</text:p>
      <text:p text:style-name="P1"><text:a xlink:type="simple" xlink:href="https://pypi.python.org/pypi/pypdfocr" text:style-name="Internet_20_link" text:visited-style-name="Visited_20_Internet_20_Link">https://pypi.python.org/pypi/pypdfocr</text:a></text:p>
      <text:p text:style-name="P30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18">(pdfminer not for python3)</text:span></text:p>
      <text:p text:style-name="P31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3">pdfminer use : pdf2<text:span text:style-name="T19">txt.py :</text:span></text:p>
      <text:p text:style-name="P34"><text:a xlink:type="simple" xlink:href="https://www.binpress.com/tutorial/manipulating-pdfs-with-python/167" text:style-name="Internet_20_link" text:visited-style-name="Visited_20_Internet_20_Link">https://www.binpress.com/tutorial/manipulating-pdfs-with-python/167</text:a></text:p>
      <text:p text:style-name="P35">code de pdf miner <text:a xlink:type="simple" xlink:href="https://github.com/euske/pdfminer/blob/master/tools/pdf2txt.py" text:style-name="Internet_20_link" text:visited-style-name="Visited_20_Internet_20_Link">https://github.com/euske/pdfminer/blob/master/tools/pdf2txt.py</text:a></text:p>
      <text:p text:style-name="P35"/>
      <text:p text:style-name="P2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2">Python Excel :</text:p>
      <text:p text:style-name="P2">Lecture :</text:p>
      <text:p text:style-name="P2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4"><text:a xlink:type="simple" xlink:href="https://pypi.python.org/pypi/xlrd" text:style-name="Internet_20_link" text:visited-style-name="Visited_20_Internet_20_Link">https://pypi.python.org/pypi/xlrd</text:a></text:p>
      <text:p text:style-name="P5"><text:a xlink:type="simple" xlink:href="http://www.python-excel.org/" text:style-name="Internet_20_link" text:visited-style-name="Visited_20_Internet_20_Link">http://www.python-excel.org/</text:a></text:p>
      <text:p text:style-name="P9"><text:a xlink:type="simple" xlink:href="https://automatetheboringstuff.com/chapter12/" text:style-name="Internet_20_link" text:visited-style-name="Visited_20_Internet_20_Link">https://automatetheboringstuff.com/chapter12/</text:a></text:p>
      <text:p text:style-name="P10"><text:a xlink:type="simple" xlink:href="https://openpyxl.readthedocs.io/en/default/" text:style-name="Internet_20_link" text:visited-style-name="Visited_20_Internet_20_Link">https://openpyxl.readthedocs.io/en/default/</text:a></text:p>
      <text:p text:style-name="P10"/>
      <text:p text:style-name="P25">ihm :</text:p>
      <text:p text:style-name="P26">pyQt (qt designer +ui2py), tkinter (pygubu), <text:span text:style-name="T15">pygtk, wxpython</text:span></text:p>
      <text:p text:style-name="P14">qt designer + python → ihm :</text:p>
      <text:p text:style-name="P24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5">pour générer le script python exe de l'interface </text:p>
      <text:p text:style-name="P17">pyuic4 -x src/interf_qtcreator.ui -o src/interf_qtcreator.py</text:p>
      <text:p text:style-name="P40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41">- Install pyqt4 on virtualenv :</text:p>
      <text:p text:style-name="P42"><text:a xlink:type="simple" xlink:href="http://stackoverflow.com/questions/1961997/is-it-possible-to-add-pyqt4-pyside-packages-on-a-virtualenv-sandbox" text:style-name="Internet_20_link" text:visited-style-name="Visited_20_Internet_20_Link">http://stackoverflow.com/questions/1961997/is-it-possible-to-add-pyqt4-pyside-packages-on-a-virtualenv-sandbox</text:a></text:p>
      <text:p text:style-name="P42">install globaly</text:p>
      <text:p text:style-name="P22">$ ln -s /usr/lib/python2.7/dist-packages/PyQt4/ lib/python2.7/site-packages/</text:p>
      <text:p text:style-name="P22">$ ln -s /usr/lib/python2.7/dist-packages/sip.so lib/python2.7/site-packages/</text:p>
      <text:p text:style-name="P16"/>
      <text:p text:style-name="P16"/>
      <text:p text:style-name="P3"><text:soft-page-break/>python windows</text:p>
      <text:p text:style-name="P3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3"><text:a xlink:type="simple" xlink:href="https://docs.python.org/2.7/" text:style-name="Internet_20_link" text:visited-style-name="Visited_20_Internet_20_Link">https://docs.python.org/2.7/</text:a></text:p>
      <text:p text:style-name="P39">compatibilité linux mac win</text:p>
      <text:p text:style-name="P39"><text:a xlink:type="simple" xlink:href="http://stackoverflow.com/questions/2953834/windows-path-in-python" text:style-name="Internet_20_link" text:visited-style-name="Visited_20_Internet_20_Link">http://stackoverflow.com/questions/2953834/windows-path-in-python</text:a></text:p>
      <text:p text:style-name="P39"/>
      <text:p text:style-name="P3"/>
      <text:p text:style-name="P6">+ crawler et machine learning</text:p>
      <text:p text:style-name="P6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6"/>
      <text:p text:style-name="P6"/>
      <text:p text:style-name="P43">machine learning</text:p>
      <text:p text:style-name="P43"><text:a xlink:type="simple" xlink:href="http://www.python-course.eu/text_classification_introduction.php" text:style-name="Internet_20_link" text:visited-style-name="Visited_20_Internet_20_Link">http://www.python-course.eu/text_classification_introduction.php</text:a></text:p>
      <text:p text:style-name="P43"><text:a xlink:type="simple" xlink:href="http://www.scipy-lectures.org/packages/scikit-learn/" text:style-name="Internet_20_link" text:visited-style-name="Visited_20_Internet_20_Link">http://www.scipy-lectures.org/packages/scikit-learn/</text:a></text:p>
      <text:p text:style-name="P44"><text:a xlink:type="simple" xlink:href="https://www.quora.com/Classification-machine-learning-Saving-an-ML-model-in-Python" text:style-name="Internet_20_link" text:visited-style-name="Visited_20_Internet_20_Link">https://www.quora.com/Classification-machine-learning-Saving-an-ML-model-in-Python</text:a></text:p>
      <text:p text:style-name="P44"><text:a xlink:type="simple" xlink:href="http://www.ibm.com/developerworks/library/bd-natural-language/index.html" text:style-name="Internet_20_link" text:visited-style-name="Visited_20_Internet_20_Link">http://www.ibm.com/developerworks/library/bd-natural-language/index.html</text:a></text:p>
      <text:p text:style-name="P44"/>
      <text:p text:style-name="P43"/>
      <text:p text:style-name="P7">python exécutable</text:p>
      <text:p text:style-name="P7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2">→<text:span text:style-name="T14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</text:a><text:a xlink:type="simple" xlink:href="http://stackoverflow.com/questions/2933/how-can-i-create-a-directly-executable-cross-platform-gui-app-using-python" text:style-name="Internet_20_link" text:visited-style-name="Visited_20_Internet_20_Link">gui-app-using-python</text:a></text:p>
      <text:p text:style-name="P13"><text:a xlink:type="simple" xlink:href="http://www.pyinstaller.org/" text:style-name="Internet_20_link" text:visited-style-name="Visited_20_Internet_20_Link">http://www.pyinstaller.org/</text:a></text:p>
      <text:p text:style-name="P13"/>
      <text:p text:style-name="P51">Librairies</text:p>
      <text:p text:style-name="P52">main : sudo pip install virtualenv</text:p>
      <text:p text:style-name="P46"><text:span text:style-name="T1">pip install </text:span>xlwt <text:span text:style-name="T13">(from ...</text:span> import Workbook<text:span text:style-name="T13">)</text:span></text:p>
      <text:p text:style-name="P45"><text:span text:style-name="T1">pip install </text:span>xlrd</text:p>
      <text:p text:style-name="P45"><text:span text:style-name="T1">pip install </text:span><text:span text:style-name="T2">openpyxl</text:span></text:p>
      <text:p text:style-name="P47">pip install pypdfocr</text:p>
      <text:p text:style-name="P32">pip install enum</text:p>
      <text:p text:style-name="P23">sudo apt-get install pyqt4-dev-tools</text:p>
      <text:p text:style-name="P27">pip install textract →<text:span text:style-name="T16"> with error but working or not in vEnv</text:span></text:p>
      <text:p text:style-name="P54">pip install pyPdf2</text:p>
      <text:p text:style-name="P54">pip insta<text:span text:style-name="T23">ll </text:span><text:span text:style-name="T24">tika</text:span></text:p>
      <text:p text:style-name="P55">untar pdfminer + python setup.py install</text:p>
      <text:p text:style-name="P53"/>
      <text:p text:style-name="P11">cx_freeze ?</text:p>
      <text:p text:style-name="P8">Opencv ?</text:p>
      <text:p text:style-name="P49"/>
      <text:p text:style-name="P49"/>
      <text:p text:style-name="P49"/>
      <text:p text:style-name="P64">Faux pdf → png :</text:p>
      <text:p text:style-name="P64">ghostscript (pdf_ocr_img.py)</text:p>
      <text:p text:style-name="P64"/>
      <text:p text:style-name="P64">png → vrai pdf :</text:p>
      <text:p text:style-name="P64">(version éliminée)</text:p>
      <text:p text:style-name="P56">pip install pil<text:span text:style-name="T22">[low]</text:span></text:p>
      <text:p text:style-name="P63"><text:span text:style-name="Source_20_Text"><text:span text:style-name="T3">sudo apt-get install imagemagick</text:span></text:span></text:p>
      <text:p text:style-name="P57">(version ok)</text:p>
      <text:p text:style-name="P28"/>
      <text:p text:style-name="P28"/>
      <text:p text:style-name="P29">pdfocr :</text:p>
      <text:p text:style-name="P29">tesseract :</text:p>
      <text:p text:style-name="P29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29">from textract import process</text:p>
      <text:p text:style-name="P59">pyPdf2 (installed but not found)</text:p>
      <text:p text:style-name="P59"/>
      <text:p text:style-name="P59"/>
      <text:p text:style-name="P59"/>
      <text:p text:style-name="P60">move virtualenv to another computer :</text:p>
      <text:p text:style-name="P60"><text:a xlink:type="simple" xlink:href="http://stackoverflow.com/questions/26399754/how-to-use-python-virtual-enviroment-in-another-computer" text:style-name="Internet_20_link" text:visited-style-name="Visited_20_Internet_20_Link">http://stackoverflow.com/questions/26399754/how-to-use-python-virtual-enviroment-in-another-computer</text:a></text:p>
      <text:p text:style-name="P61">pip freeze &gt; requirements.txt</text:p>
      <text:p text:style-name="P61">pip install -r requirements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24T14:46:20.898930231</dc:date>
    <meta:editing-duration>PT22H10M50S</meta:editing-duration>
    <meta:editing-cycles>76</meta:editing-cycles>
    <dc:creator>innopolis </dc:creator>
    <meta:document-statistic meta:table-count="0" meta:image-count="0" meta:object-count="0" meta:page-count="3" meta:paragraph-count="84" meta:word-count="271" meta:character-count="3696" meta:non-whitespace-character-count="3507"/>
  </office:meta>
</office:document-meta>
</file>